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712cm"/>
      <style:paragraph-properties style:writing-mode="lr-tb"/>
    </style:style>
    <style:style style:name="P1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471cm" svg:height="0.962cm" svg:x="0.026cm" svg:y="0cm">
          <draw:text-box>
            <text:p>🐢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47cm" fo:page-height="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6:10:40.740694417</meta:creation-date>
    <dc:date>2020-10-15T16:16:15.644380411</dc:date>
    <meta:editing-duration>PT5M35S</meta:editing-duration>
    <meta:editing-cycles>2</meta:editing-cycles>
    <meta:generator>LibreOffice/6.4.6.2$Linux_X86_64 LibreOffice_project/40$Build-2</meta:generator>
    <meta:document-statistic meta:object-count="1"/>
  </office:meta>
</office:document-meta>
</file>